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227.96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89.8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253.45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36.86pt"/>
    </style:style>
    <style:style style:name="co16" style:family="table-column">
      <style:table-column-properties fo:break-before="auto" style:column-width="65.54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54.26pt"/>
    </style:style>
    <style:style style:name="co20" style:family="table-column">
      <style:table-column-properties fo:break-before="auto" style:column-width="209.45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5.19pt"/>
    </style:style>
    <style:style style:name="co23" style:family="table-column">
      <style:table-column-properties fo:break-before="auto" style:column-width="190.91pt"/>
    </style:style>
    <style:style style:name="co24" style:family="table-column">
      <style:table-column-properties fo:break-before="auto" style:column-width="336.81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997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5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68</text:p>
          </table:table-cell>
          <table:table-cell table:number-columns-repeated="4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2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Geen beeld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azig, rare geluiden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erkt, scherp, wobbelt</text:p>
          </table:table-cell>
          <table:table-cell table:number-columns-repeated="14"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7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4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table:number-columns-repeated="17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 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10"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4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6"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8</text:p>
          </table:table-cell>
          <table:table-cell table:number-columns-repeated="11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9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4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Harris 6120 8M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5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 office:value-type="string" calcext:value-type="string">
            <text:p>Digital 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8/f</text:p>
          </table:table-cell>
          <table:table-cell office:value-type="string" calcext:value-type="string">
            <text:p>Digital PDP 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15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table:number-columns-repeated="10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US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4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7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5"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5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4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HP 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 office:value-type="string" calcext:value-type="string">
            <text:p>HP 7550</text:p>
          </table:table-cell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17"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7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Keyboard missing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table:number-columns-repeated="16"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table:number-columns-repeated="16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9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3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7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table:number-columns-repeated="16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5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9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8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16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8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5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table:number-columns-repeated="2"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8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4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1008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7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8"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6"/>
          <table:table-cell office:value-type="string" calcext:value-type="string">
            <text:p>SCS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3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7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7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2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5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-Y Plott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4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Z-80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echanical, 5Bit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5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3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croSparc II</text:p>
          </table:table-cell>
          <table:table-cell table:number-columns-repeated="10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"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5</text:p>
          </table:table-cell>
          <table:table-cell table:number-columns-repeated="7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x86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drive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Modem 300BAU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 table:number-columns-repeated="3"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7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**Fotos: <text:a xlink:href="https://cloud.metro.cx/s/pXCA6W6WFpLwwBS" xlink:type="simple">https://cloud.metro.cx/s/pXCA6W6WFpLwwBS</text:a></text:p>
          </table:table-cell>
          <table:table-cell table:number-columns-repeated="22"/>
          <table:table-cell office:value-type="string" calcext:value-type="string">
            <text:p>Scryption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8"/>
        </table:table-row>
        <table:table-row table:style-name="ro1" table:number-rows-repeated="937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C$1:$'result-16'.C$1048576])" office:value-type="float" office:value="42001128" calcext:value-type="float">
            <text:p>42001128</text:p>
          </table:table-cell>
        </table:table-row>
      </table:table>
      <table:named-expressions/>
      <table:database-ranges>
        <table:database-range table:name="__Anonymous_Sheet_DB__0" table:target-range-address="'result-16'.A1:'result-16'.Q427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3:43:31.29688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5-01T16:43:18.294482316</dc:date>
    <meta:editing-duration>PT4H16M52S</meta:editing-duration>
    <meta:editing-cycles>47</meta:editing-cycles>
    <meta:document-statistic meta:table-count="2" meta:cell-count="4529" meta:object-count="0"/>
  </office:meta>
</office:document-meta>
</file>